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40000003ABD18EE56486AE7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Page</text:h>
      <text:p text:style-name="P2"/>
      <text:p text:style-name="P1"><draw:a xlink:type="simple" xlink:href="http://siecobywatelska.pl/"><draw:frame draw:style-name="fr1" draw:name="Image1" text:anchor-type="as-char" svg:width="2.0154in" svg:height="0.461in" draw:z-index="0"><draw:image xlink:href="Pictures/10000201000001040000003ABD18EE56486AE7B0.png" xlink:type="simple" xlink:show="embed" xlink:actuate="onLoad"/><svg:title>Sieć Obywatelska Watchdog</svg:title></draw:frame></draw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6-10-17T22:53:49.683038160</meta:creation-date>
    <dc:date>2016-10-17T22:54:58.166232926</dc:date>
    <dc:creator>Andrzej </dc:creator>
    <meta:editing-duration>PT1M8S</meta:editing-duration>
    <meta:editing-cycles>1</meta:editing-cycles>
    <meta:generator>LibreOffice/5.1.4.2$Linux_X86_64 LibreOffice_project/10m0$Build-2</meta:generator>
    <meta:document-statistic meta:table-count="0" meta:image-count="1" meta:object-count="0" meta:page-count="1" meta:paragraph-count="2" meta:word-count="2" meta:character-count="9" meta:non-whitespace-character-count="8"/>
  </office:meta>
</office:document-meta>
</file>